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d569" officeooo:paragraph-rsid="000dd569"/>
    </style:style>
    <style:style style:name="P2" style:family="paragraph" style:parent-style-name="Standard">
      <style:text-properties fo:font-weight="bold" officeooo:rsid="000dd569" officeooo:paragraph-rsid="000dd569" style:font-weight-asian="bold" style:font-weight-complex="bold"/>
    </style:style>
    <style:style style:name="P3" style:family="paragraph" style:parent-style-name="Standard">
      <style:text-properties fo:font-weight="bold" officeooo:rsid="000dd569" officeooo:paragraph-rsid="000dd56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1)</text:span> <text:a xlink:type="simple" xlink:href="https://www.tinkercad.com/things/c84KGuhUBrM-tarefa13-q1/editel?sharecode=wjnM0Pcg0vTfTrxC_0Jh_DJ_uwwPxep-3XEW2mMc8aM" text:style-name="Internet_20_link" text:visited-style-name="Visited_20_Internet_20_Link">https://www.tinkercad.com/things/c84KGuhUBrM-tarefa13-q1/editel?sharecode=wjnM0Pcg0vTfTrxC_0Jh_DJ_uwwPxep-3XEW2mMc8aM</text:a></text:p>
      <text:p text:style-name="P1"/>
      <text:p text:style-name="P2">Q2) <text:a xlink:type="simple" xlink:href="https://www.tinkercad.com/things/1K2yxiWFTdJ-tarefa13-q2/editel?sharecode=ZQ_5fMSoqRsnZmLE5b5ZIELmEvatWj_sZa53rl8Z6aw" text:style-name="Internet_20_link" text:visited-style-name="Visited_20_Internet_20_Link"><text:span text:style-name="T2">https://www.tinkercad.com/things/1K2yxiWFTdJ-tarefa13-q2/editel?sharecode=ZQ_5fMSoqRsnZmLE5b5ZIELmEvatWj_sZa53rl8Z6aw</text:span></text:a></text:p>
      <text:p text:style-name="P1"/>
      <text:p text:style-name="P2">Q3)<text:span text:style-name="T2"> </text:span><text:a xlink:type="simple" xlink:href="https://www.tinkercad.com/things/4N06WZ1G0EN-tarefa13-q3/editel?sharecode=cyZWeM1Cx1fQdEKICC064kZjMKT0ebfIhzpc4rgbGoc" text:style-name="Internet_20_link" text:visited-style-name="Visited_20_Internet_20_Link"><text:span text:style-name="T2">https://www.tinkercad.com/things/4N06WZ1G0EN-tarefa13-q3/editel?sharecode=cyZWeM1Cx1fQdEKICC064kZjMKT0ebfIhzpc4rgbGo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10:53:35.788233451</meta:creation-date>
    <dc:date>2020-11-03T17:23:22.969946342</dc:date>
    <meta:editing-duration>PT3H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6" meta:character-count="363" meta:non-whitespace-character-count="360"/>
  </office:meta>
</office:document-meta>
</file>